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9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74cm" svg:height="5.189cm" svg:x="0.97cm" svg:y="3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2cm" svg:x="0.97cm" svg:y="8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89cm" svg:x="0.97cm" svg:y="15.0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2cm" svg:x="8.915cm" svg:y="8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cm" svg:height="5.191cm" svg:x="19.354cm" svg:y="15.06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64cm" svg:height="3.146cm" svg:x="2.83cm" svg:y="4.287cm">
          <draw:text-box>
            <text:p text:style-name="P2"><text:span text:style-name="T1">A</text:span></text:p>
          </draw:text-box>
        </draw:frame>
        <draw:frame draw:style-name="gr3" draw:text-style-name="P2" draw:layer="layout" svg:width="3.864cm" svg:height="3.145cm" svg:x="2.83cm" svg:y="9.587cm">
          <draw:text-box>
            <text:p text:style-name="P2"><text:span text:style-name="T1">C</text:span></text:p>
          </draw:text-box>
        </draw:frame>
        <draw:frame draw:style-name="gr3" draw:text-style-name="P2" draw:layer="layout" svg:width="3.864cm" svg:height="3.145cm" svg:x="10.786cm" svg:y="9.587cm">
          <draw:text-box>
            <text:p text:style-name="P2"><text:span text:style-name="T1">B</text:span></text:p>
          </draw:text-box>
        </draw:frame>
        <draw:custom-shape draw:style-name="gr4" draw:text-style-name="P1" draw:layer="layout" svg:width="7.732cm" svg:height="0.508cm" svg:x="1.016cm" svg:y="1.7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8.542cm" svg:height="0.508cm" svg:x="8.89cm" svg:y="1.7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254cm" svg:height="0.254cm" svg:x="4.572cm" svg:y="13.8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54cm" svg:height="0.254cm" svg:x="4.573cm" svg:y="14.2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54cm" svg:height="0.254cm" svg:x="4.572cm" svg:y="14.5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54cm" svg:height="0.254cm" svg:x="17.271cm" svg:y="13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54cm" svg:height="0.254cm" svg:x="17.761cm" svg:y="14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54cm" svg:height="0.254cm" svg:x="18.288cm" svg:y="14.4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5.642cm" svg:height="1.778cm" svg:x="2.078cm" svg:y="0.508cm">
          <draw:text-box>
            <text:p text:style-name="P3"><text:span text:style-name="T2">1</text:span><text:span text:style-name="T3">st</text:span><text:span text:style-name="T2"> stage</text:span></text:p>
          </draw:text-box>
        </draw:frame>
        <draw:frame draw:style-name="gr5" draw:text-style-name="P3" draw:layer="layout" svg:width="5.642cm" svg:height="1.778cm" svg:x="15.478cm" svg:y="0.508cm">
          <draw:text-box>
            <text:p text:style-name="P3"><text:span text:style-name="T2">2</text:span><text:span text:style-name="T3">nd</text:span><text:span text:style-name="T2"> stag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00:55.754833346</meta:creation-date>
    <dc:date>2018-05-10T17:13:24.742279481</dc:date>
    <meta:editing-duration>PT1H11M29S</meta:editing-duration>
    <meta:editing-cycles>4</meta:editing-cycles>
    <meta:generator>LibreOffice/4.2.8.2$Linux_X86_64 LibreOffice_project/420m0$Build-2</meta:generator>
    <meta:document-statistic meta:object-count="41"/>
  </office:meta>
</office:document-meta>
</file>